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200%"/>
    </style:style>
    <style:style style:name="P2" style:family="paragraph" style:parent-style-name="Standard">
      <style:paragraph-properties fo:margin-top="0in" fo:margin-bottom="0in" loext:contextual-spacing="false" fo:line-height="200%" fo:text-align="center" style:justify-single-word="false"/>
    </style:style>
    <style:style style:name="P3" style:family="paragraph" style:parent-style-name="Standard">
      <style:paragraph-properties fo:margin-top="0in" fo:margin-bottom="0in" loext:contextual-spacing="false" fo:line-height="20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fo:line-height="200%"/>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P5" style:family="paragraph" style:parent-style-name="Standard">
      <style:paragraph-properties fo:margin-top="0in" fo:margin-bottom="0in" loext:contextual-spacing="false" fo:text-align="end" style:justify-single-word="false"/>
    </style:style>
    <style:style style:name="P6" style:family="paragraph" style:parent-style-name="Standard" style:master-page-name="First_20_Page">
      <style:paragraph-properties fo:margin-top="0in" fo:margin-bottom="0in" loext:contextual-spacing="false" fo:line-height="200%" style:page-number="1"/>
    </style:style>
    <style:style style:name="P7" style:family="paragraph" style:parent-style-name="Standard">
      <style:paragraph-properties fo:margin-left="0in" fo:margin-right="0in" fo:margin-top="0in" fo:margin-bottom="0in" loext:contextual-spacing="false" fo:line-height="200%" fo:text-indent="0.5in" style:auto-text-indent="false"/>
    </style:style>
    <style:style style:name="P8" style:family="paragraph" style:parent-style-name="Standard">
      <style:paragraph-properties fo:margin-left="0in" fo:margin-right="0in" fo:margin-top="0in" fo:margin-bottom="0in" loext: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left="0in" fo:margin-right="0in" fo:margin-top="0in" fo:margin-bottom="0in" loext:contextual-spacing="false" fo:line-height="200%" fo:text-indent="0in" style:auto-text-indent="false"/>
    </style:style>
    <style:style style:name="P10" style:family="paragraph" style:parent-style-name="Standard">
      <style:paragraph-properties fo:margin-left="0in" fo:margin-right="0in" fo:margin-top="0in" fo:margin-bottom="0in" loext:contextual-spacing="false" fo:line-height="200%" fo:text-indent="0.5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018f6"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style:font-name-asian="Times New Roman1"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Nicholas Marshman, David Kelly, Kevin Bechman</text:span></text:p>
      <text:p text:style-name="P1"><text:span text:style-name="T1">Final Project Write-Up</text:span></text:p>
      <text:p text:style-name="P1"><text:span text:style-name="T1">Artificial Intelligence Class (COSC 410)</text:span></text:p>
      <text:p text:style-name="P1"><text:span text:style-name="T1">Due 4/27/2018</text:span></text:p>
      <text:p text:style-name="P3"/>
      <text:p text:style-name="P2"><text:span text:style-name="T3">Pathfinding A* Algorithm for Enemy in Maze Game</text:span></text:p>
      <text:p text:style-name="P3"/>
      <text:p text:style-name="P1"><text:span text:style-name="T5">General Description</text:span></text:p>
      <text:p text:style-name="P7"><text:span text:style-name="T1">Our project is a maze game, with enemies that implement that A* pathfinding algorithm. <text:s/>The rules of the game are fairly simple. <text:s/>The player must navigate their way through a 2D maze, attempting to find the exit. <text:s/>Along the way, the player must collect a number of keys (represented by gems). <text:s/>Upon reaching the exit, if the player has all the keys, they escape the maze and win. <text:s/>However, there are monsters in the maze as well, and the monsters will attempt to harm the player. <text:s/>If the player is caught by one of the monsters, they lose. <text:s/></text:span></text:p>
      <text:p text:style-name="P7"><text:span text:style-name="T1">The enemy and the player alternate turns, with the player moving first. <text:s/>Every two of the player’s turns, the agent gets a turn (so they move around the maze twice as slow as the player does). <text:s/>The player starts with three lives, and every time it gets “hit” by the enemy (to get hit, the player must be standing on a tile sharing a side with a tile the enemy is standing on, on the move the , it loses a life (but they can continue moving through the maze). <text:s/>If the player is hit three times, the game ends. <text:s/>The AI component to the game is the method by which the enemy finds the player. <text:s/></text:span></text:p>
      <text:p text:style-name="P8"/>
      <text:p text:style-name="P9"><text:span text:style-name="T5">Details of Game Mechanics</text:span></text:p>
      <text:p text:style-name="P7"><text:soft-page-break/><text:span text:style-name="T1">To explain the AI features of the game, it is necessary to give a brief overview of the game mechanics; this includes detailing how the player, the enemies, and the maze itself are represented in the code. <text:s/>The larger scope of how the game is represented in Unity is of less relevance, so only what is closely related to the AI components will be described.</text:span></text:p>
      <text:p text:style-name="P9"><text:span text:style-name="T4">- The Maze:</text:span></text:p>
      <text:p text:style-name="P7"><text:span text:style-name="T1">The representation of the maze that the enemy’s AI functions interact with is located in the MovingObject class, in the form of two 2D integer arrays called “board” and “knownBoard”. <text:s/>These contain integer values that represent the different tile types: “0” for a floor tile, “1” for wall tiles, “2” for cracked wall tiles, and “-1” to signify the instance of that MovingObject’s location (it will always be an enemy). <text:s/>Floor tiles can be moved onto by the player and the enemy, and wall/cracked wall tiles are barriers to movement. <text:s/></text:span></text:p>
      <text:p text:style-name="P7"><text:span text:style-name="T1">In addition, wall tiles restrict the enemy’s vision, and the cracked wall tile acts as a way of “peeking” through the crack in the wall, gaining insight about the tiles on the other side (though they can’t access them). <text:s/>The “board” grid holds the correct information about every tile’s type in the grid, and the “knownBoard” grid holds information that is known only to that enemy. <text:s/>These two grids are what hold the relevant information about the current state of the maze outside of the pathfinding functions - i.e., they represent the “real” maze, as is understood by the agent.</text:span></text:p>
      <text:p text:style-name="P9"><text:span text:style-name="T4">- The Player:</text:span></text:p>
      <text:p text:style-name="P9"><text:span text:style-name="T4"><text:tab/></text:span><text:span text:style-name="T1">For the purposes of the agent’s AI functions, the player exists only as a number in the “board” and “knownBoard” grids. <text:s/>Depending on how close the agent is to the player in the game, the agent may have the player’s location on its “knownBoard” grid, or it may not.</text:span></text:p>
      <text:p text:style-name="P1"><text:span text:style-name="T4">- The Agent (Enemy)</text:span></text:p>
      <text:p text:style-name="P1"><text:soft-page-break/><text:span text:style-name="T1"><text:tab/>The agent utilizing pathfinding abilities is the enemy of the player, and always seeks to move closer to the player, or where it thinks the player may be. <text:s/>As described above, the agent has incomplete knowledge of the maze’s tiles; at the start of the game, it is spawned into a random location, and only acquires knowledge by visiting new areas. <text:s/>To represent this incomplete knowledge, tiles the agent does not know are treated as floor tiles. <text:s/>This means that, if the agent passes by a cracked wall and happens to see the player on the other side, it will assume that it can simply “walk around” the barrier (because anything outside of the agent’s knowledge base is treated as a floor, and is thus treated as passable by the agent). <text:s/>Every time the agent’s knowledge of the board changes, it re-runs its pathfinding algorithms. <text:s/>This way, it updates its searching with the knowledge it acquires through exploring its surroundings or chasing the player.</text:span></text:p>
      <text:p text:style-name="P3"/>
      <text:p text:style-name="P1"><text:span text:style-name="T5">The AI Components</text:span></text:p>
      <text:p text:style-name="P1"><text:span text:style-name="T1"><text:tab/>The AI components of our project are the methods the enemy uses to find the player. <text:s/>To the agent, the board is constantly changing and evolving; new tiles are discovered, and if the player gets close enough, the agent must pursue. <text:s/>There are two general cases for how the agent will move about the board, and a response for each case. <text:s/>Either the agent knows the location of the player, or it doesn’t. <text:s/>If the agent knows the location of the player, it attempts to find the shortest path to the player’s location. <text:s/>If the agent does not know the location of the player, it will explore the maze, preferring unknown locations (so it can learn more about the map) and generally moving around in an attempt to spot the player.</text:span></text:p>
      <text:p text:style-name="P1"><text:span text:style-name="T1"><text:tab/>In order to accomplish these two missions, two separate methods are used: The Best-First-Search A* algorithm for when the agent can see the player, and a Depth-First-Limited </text:span><text:soft-page-break/><text:span text:style-name="T1">search for when the player’s location is not known.</text:span></text:p>
      <text:p text:style-name="P3"/>
      <text:p text:style-name="P1"><text:span text:style-name="T4">- BFS A* for Finding the Shortest Path to Player</text:span></text:p>
      <text:p text:style-name="P1"><text:span text:style-name="T1"><text:tab/>When the agent has knowledge of the player’s actual location, its moves will be determined by the A* search algorithm. <text:s/>Generally, this case will occur when the agent has a clear path contained within its conception that leads to the player; i.e., the agent would only have to move a few tiles in order to get to the player. <text:s/>However, this case can also occur when the agent has visibility through a cracked wall, of the player in the hallway on the other side. <text:s/>Because cracked walls are not passable, the agent may not have a direct path to the player contained within its line of sight. <text:s/>As said before, the agent will maintain a grid of “known tiles”, updating it with the grid of actual board tiles as it explores more territory. <text:s/>If the tile is not known, it is assumed to be a floor: this way, when the second case occurs (the agent can see player but does not have a direct path to them contained within its visual range) it can simply attempt to “go around” the obstruction, by assuming any unknown tiles outside of its visual range are floor tiles.</text:span></text:p>
      <text:p text:style-name="P1"><text:span text:style-name="T1"><text:tab/>However, when the game is at a stage where the agent knows a great deal of the tile types of the board, and views the player through a cracked wall, it may be able to find a path to the player that is accurately represented according to the actual maze - not that the agent would know that it was accurate; it always assumes it knows exactly what the maze looks like, until its knowledge of it is updated to match the actual structure of the maze.</text:span></text:p>
      <text:p text:style-name="P1"><text:span text:style-name="T1"><text:tab/>The A* function utilizes a Hashmap and a Min Priority Queue to represent the graph of nodes (states of the maze) of which to iterate through. <text:s/>The PQ is organized by the total cost value of each node, which is defined as: [the distance from the node to the start state] + [a </text:span><text:soft-page-break/><text:span text:style-name="T1">heuristic value]. <text:s/>The heuristic used in this case is the Manhattan distance. <text:s/>This allows the agent to make a quick approximation of the distance between itself and the player’s location. <text:s/>The search function starts with the state of the maze as the agent knows it currently, and performs a breadth-first expansion by performing a move in each direction (if possible) and adding the node represented by that move to the priority queue. <text:s/>As each node is processed, it is checked for the goal state (the agent being on the same tile as the player), and expanded if the goal state has not been achieved.</text:span></text:p>
      <text:p text:style-name="P3"/>
      <text:p text:style-name="P1"><text:span text:style-name="T4">- Exploration of Map When Player Location is Not Known</text:span></text:p>
      <text:p text:style-name="P4"/>
      <text:p text:style-name="P1"><text:span text:style-name="T4">- Description of Rational Agent’s Task Environment</text:span></text:p>
      <text:p text:style-name="P1"><text:span text:style-name="T1"><text:tab/>The agent, as the enemy in the maze, has well-defined actions and sensors. <text:s/>It can only really make two significant changes to its environment. <text:s/>It can move from one tile to another, which will possibly change its knowledge about its surroundings, or attack the player if the player is in the tile next to the agent. <text:s/>The agent’s environment is not completely known - it is partially observable, because its knowledge of the environment is limited by how much of it the agent has explored. <text:s/>In addition, there is always one variable that will change: the player’s location. <text:s/>This gives the environment a mostly stochastic nature; the agent has no idea what the undiscovered tile types are, and simply assumes their nature until it learns more accurate information - however, within the area the agent does have knowledge of, the environment becomes strategic; the player can move in any direction, attempting to outwit or outmaneuver the agent.</text:span></text:p>
      <text:p text:style-name="P1"><text:span text:style-name="T1"><text:tab/>Because the player and the enemy agent are given turns, the environment is episodic; the </text:span><text:soft-page-break/><text:span text:style-name="T1">agent runs a search algorithm, and makes a single decision (which direction to move) based on the results. <text:s/>In addition, the actions are discrete; the agent’s and player’s positions (as well as the tile types) are represented in static locations that only change between turns. <text:s/>This also means the environment itself is static - the agent can take as long as it wants to make a decision for which action to take.</text:span></text:p>
      <text:p text:style-name="P1"><text:span text:style-name="T1"><text:tab/>The agent knows the results of its actions, so far as it learns the results immediately following the action. <text:s/>However, the direction the player will move is unknown to the agent, as is the environment it has not yet discovered.</text:span></text:p>
      <text:p text:style-name="P3"/>
      <text:p text:style-name="P1"><text:span text:style-name="T5">Mathematical Analysis</text:span></text:p>
      <text:p text:style-name="P1"><text:span text:style-name="T4">- BFS A*</text:span></text:p>
      <text:p text:style-name="P4"/>
      <text:p text:style-name="P1"><text:span text:style-name="T4">- DF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irst_20_Page" style:display-name="First Page" style:page-layout-name="Mpm1" style:next-style-name="Standard">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27T03:32:51.012000000</dc:date>
    <meta:editing-duration>PT26S</meta:editing-duration>
    <meta:editing-cycles>1</meta:editing-cycles>
    <meta:document-statistic meta:table-count="0" meta:image-count="0" meta:object-count="0" meta:page-count="6" meta:paragraph-count="34" meta:word-count="1650" meta:character-count="9299" meta:non-whitespace-character-count="7623"/>
    <meta:generator>LibreOffice/5.4.5.1$Windows_X86_64 LibreOffice_project/79c9829dd5d8054ec39a82dc51cd9eff340dbee8</meta:generator>
  </office:meta>
</office:document-meta>
</file>